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2.757cm" svg:height="18.425cm" svg:x="10.996cm" svg:y="0.34cm">
            <draw:object draw:notify-on-update-of-ranges="Tabelle1.B2:Tabelle1.C50 Tabelle1.A1:Tabelle1.A1 Tabelle1.A2:Tabelle1.A50 Tabelle1.B1:Tabelle1.B1 Tabelle1.B2:Tabelle1.B50 Tabelle1.A2:Tabelle1.A50 Tabelle1.C2:Tabelle1.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l/h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2]*(10/61)+7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[.A3]*(10/61)+70" office:value-type="float" office:value="75.7377049180328" calcext:value-type="float">
            <text:p>75,737704918032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4]*(10/61)+70" office:value-type="float" office:value="83.1147540983607" calcext:value-type="float">
            <text:p>83,11475409836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[.A5]*(10/61)+70" office:value-type="float" office:value="86.3934426229508" calcext:value-type="float">
            <text:p>86,39344262295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table:formula="of:=[.A6]*(10/61)+70" office:value-type="float" office:value="90.8196721311476" calcext:value-type="float">
            <text:p>90,81967213114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table:formula="of:=[.A7]*(10/61)+70" office:value-type="float" office:value="95.5737704918033" calcext:value-type="float">
            <text:p>95,573770491803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formula="of:=[.A8]*(10/61)+70" office:value-type="float" office:value="100.819672131148" calcext:value-type="float">
            <text:p>100,8196721311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table:formula="of:=[.A9]*(10/61)+70" office:value-type="float" office:value="105.245901639344" calcext:value-type="float">
            <text:p>105,2459016393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table:formula="of:=[.A10]*(10/61)+70" office:value-type="float" office:value="111.803278688525" calcext:value-type="float">
            <text:p>111,8032786885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5" calcext:value-type="float">
            <text:p>115</text:p>
          </table:table-cell>
          <table:table-cell table:formula="of:=[.A11]*(10/61)+70" office:value-type="float" office:value="117.540983606557" calcext:value-type="float">
            <text:p>117,5409836065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[.A12]*(10/61)+70" office:value-type="float" office:value="122.459016393443" calcext:value-type="float">
            <text:p>122,4590163934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table:formula="of:=[.A13]*(10/61)+70" office:value-type="float" office:value="127.377049180328" calcext:value-type="float">
            <text:p>127,3770491803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0" calcext:value-type="float">
            <text:p>130</text:p>
          </table:table-cell>
          <table:table-cell table:formula="of:=[.A14]*(10/61)+70" office:value-type="float" office:value="132.295081967213" calcext:value-type="float">
            <text:p>132,2950819672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5" calcext:value-type="float">
            <text:p>135</text:p>
          </table:table-cell>
          <table:table-cell table:formula="of:=[.A15]*(10/61)+70" office:value-type="float" office:value="138.852459016393" calcext:value-type="float">
            <text:p>138,8524590163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0" calcext:value-type="float">
            <text:p>140</text:p>
          </table:table-cell>
          <table:table-cell table:formula="of:=[.A16]*(10/61)+70" office:value-type="float" office:value="149.508196721311" calcext:value-type="float">
            <text:p>149,5081967213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" calcext:value-type="float">
            <text:p>145</text:p>
          </table:table-cell>
          <table:table-cell table:formula="of:=[.A17]*(10/61)+70" office:value-type="float" office:value="154.426229508197" calcext:value-type="float">
            <text:p>154,4262295081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50" calcext:value-type="float">
            <text:p>150</text:p>
          </table:table-cell>
          <table:table-cell table:formula="of:=[.A18]*(10/61)+70" office:value-type="float" office:value="161.803278688525" calcext:value-type="float">
            <text:p>161,8032786885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5" calcext:value-type="float">
            <text:p>155</text:p>
          </table:table-cell>
          <table:table-cell table:formula="of:=[.A19]*(10/61)+70" office:value-type="float" office:value="165.081967213115" calcext:value-type="float">
            <text:p>165,0819672131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60" calcext:value-type="float">
            <text:p>160</text:p>
          </table:table-cell>
          <table:table-cell table:formula="of:=[.A20]*(10/61)+70" office:value-type="float" office:value="169.180327868852" calcext:value-type="float">
            <text:p>169,1803278688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5" calcext:value-type="float">
            <text:p>165</text:p>
          </table:table-cell>
          <table:table-cell table:formula="of:=[.A21]*(10/61)+70" office:value-type="float" office:value="173.27868852459" calcext:value-type="float">
            <text:p>173,278688524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70" calcext:value-type="float">
            <text:p>170</text:p>
          </table:table-cell>
          <table:table-cell table:formula="of:=[.A22]*(10/61)+70" office:value-type="float" office:value="178.196721311475" calcext:value-type="float">
            <text:p>178,19672131147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75" calcext:value-type="float">
            <text:p>175</text:p>
          </table:table-cell>
          <table:table-cell table:formula="of:=[.A23]*(10/61)+70" office:value-type="float" office:value="180.655737704918" calcext:value-type="float">
            <text:p>180,6557377049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0" calcext:value-type="float">
            <text:p>180</text:p>
          </table:table-cell>
          <table:table-cell table:formula="of:=[.A24]*(10/61)+70" office:value-type="float" office:value="183.934426229508" calcext:value-type="float">
            <text:p>183,9344262295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5" calcext:value-type="float">
            <text:p>185</text:p>
          </table:table-cell>
          <table:table-cell table:formula="of:=[.A25]*(10/61)+70" office:value-type="float" office:value="188.032786885246" calcext:value-type="float">
            <text:p>188,0327868852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90" calcext:value-type="float">
            <text:p>190</text:p>
          </table:table-cell>
          <table:table-cell table:formula="of:=[.A26]*(10/61)+70" office:value-type="float" office:value="192.131147540984" calcext:value-type="float">
            <text:p>192,13114754098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95" calcext:value-type="float">
            <text:p>195</text:p>
          </table:table-cell>
          <table:table-cell table:formula="of:=[.A27]*(10/61)+70" office:value-type="float" office:value="197.049180327869" calcext:value-type="float">
            <text:p>197,04918032786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table:formula="of:=[.A28]*(10/61)+70" office:value-type="float" office:value="202.786885245902" calcext:value-type="float">
            <text:p>202,7868852459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5" calcext:value-type="float">
            <text:p>205</text:p>
          </table:table-cell>
          <table:table-cell table:formula="of:=[.A29]*(10/61)+70" office:value-type="float" office:value="207.704918032787" calcext:value-type="float">
            <text:p>207,70491803278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0" calcext:value-type="float">
            <text:p>210</text:p>
          </table:table-cell>
          <table:table-cell table:formula="of:=[.A30]*(10/61)+70" office:value-type="float" office:value="210.983606557377" calcext:value-type="float">
            <text:p>210,9836065573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15" calcext:value-type="float">
            <text:p>215</text:p>
          </table:table-cell>
          <table:table-cell table:formula="of:=[.A31]*(10/61)+70" office:value-type="float" office:value="215.081967213115" calcext:value-type="float">
            <text:p>215,0819672131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0" calcext:value-type="float">
            <text:p>220</text:p>
          </table:table-cell>
          <table:table-cell table:formula="of:=[.A32]*(10/61)+7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" calcext:value-type="float">
            <text:p>225</text:p>
          </table:table-cell>
          <table:table-cell table:formula="of:=[.A33]*(10/61)+70" office:value-type="float" office:value="224.098360655738" calcext:value-type="float">
            <text:p>224,0983606557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0" calcext:value-type="float">
            <text:p>230</text:p>
          </table:table-cell>
          <table:table-cell table:formula="of:=[.A34]*(10/61)+70" office:value-type="float" office:value="226.55737704918" calcext:value-type="float">
            <text:p>226,557377049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35" calcext:value-type="float">
            <text:p>235</text:p>
          </table:table-cell>
          <table:table-cell table:formula="of:=[.A35]*(10/61)+70" office:value-type="float" office:value="229.83606557377" calcext:value-type="float">
            <text:p>229,8360655737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" calcext:value-type="float">
            <text:p>240</text:p>
          </table:table-cell>
          <table:table-cell table:formula="of:=[.A36]*(10/61)+70" office:value-type="float" office:value="234.754098360656" calcext:value-type="float">
            <text:p>234,75409836065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45" calcext:value-type="float">
            <text:p>245</text:p>
          </table:table-cell>
          <table:table-cell table:formula="of:=[.A37]*(10/61)+70" office:value-type="float" office:value="239.672131147541" calcext:value-type="float">
            <text:p>239,67213114754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50" calcext:value-type="float">
            <text:p>250</text:p>
          </table:table-cell>
          <table:table-cell table:formula="of:=[.A38]*(10/61)+70" office:value-type="float" office:value="246.229508196721" calcext:value-type="float">
            <text:p>246,2295081967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5" calcext:value-type="float">
            <text:p>255</text:p>
          </table:table-cell>
          <table:table-cell table:formula="of:=[.A39]*(10/61)+70" office:value-type="float" office:value="250.327868852459" calcext:value-type="float">
            <text:p>250,32786885245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60" calcext:value-type="float">
            <text:p>260</text:p>
          </table:table-cell>
          <table:table-cell table:formula="of:=[.A40]*(10/61)+70" office:value-type="float" office:value="255.245901639344" calcext:value-type="float">
            <text:p>255,24590163934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65" calcext:value-type="float">
            <text:p>265</text:p>
          </table:table-cell>
          <table:table-cell table:formula="of:=[.A41]*(10/61)+70" office:value-type="float" office:value="260.16393442623" calcext:value-type="float">
            <text:p>260,1639344262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70" calcext:value-type="float">
            <text:p>270</text:p>
          </table:table-cell>
          <table:table-cell table:formula="of:=[.A42]*(10/61)+70" office:value-type="float" office:value="265.081967213115" calcext:value-type="float">
            <text:p>265,0819672131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75" calcext:value-type="float">
            <text:p>275</text:p>
          </table:table-cell>
          <table:table-cell table:formula="of:=[.A43]*(10/61)+7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80" calcext:value-type="float">
            <text:p>280</text:p>
          </table:table-cell>
          <table:table-cell table:formula="of:=[.A44]*(10/61)+70" office:value-type="float" office:value="276.55737704918" calcext:value-type="float">
            <text:p>276,5573770491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85" calcext:value-type="float">
            <text:p>285</text:p>
          </table:table-cell>
          <table:table-cell table:formula="of:=[.A45]*(10/61)+70" office:value-type="float" office:value="281.475409836066" calcext:value-type="float">
            <text:p>281,47540983606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90" calcext:value-type="float">
            <text:p>290</text:p>
          </table:table-cell>
          <table:table-cell table:formula="of:=[.A46]*(10/61)+70" office:value-type="float" office:value="286.393442622951" calcext:value-type="float">
            <text:p>286,39344262295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95" calcext:value-type="float">
            <text:p>295</text:p>
          </table:table-cell>
          <table:table-cell table:formula="of:=[.A47]*(10/61)+70" office:value-type="float" office:value="291.311475409836" calcext:value-type="float">
            <text:p>291,31147540983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00" calcext:value-type="float">
            <text:p>300</text:p>
          </table:table-cell>
          <table:table-cell table:formula="of:=[.A48]*(10/61)+70" office:value-type="float" office:value="296.229508196721" calcext:value-type="float">
            <text:p>296,22950819672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05" calcext:value-type="float">
            <text:p>305</text:p>
          </table:table-cell>
          <table:table-cell table:formula="of:=[.A49]*(10/61)+70" office:value-type="float" office:value="301.147540983606" calcext:value-type="float">
            <text:p>301,14754098360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10" calcext:value-type="float">
            <text:p>310</text:p>
          </table:table-cell>
          <table:table-cell table:formula="of:=[.A50]*(10/61)+70" office:value-type="float" office:value="306.065573770492" calcext:value-type="float">
            <text:p>306,065573770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.00.0000</text:date>, <text:time style:data-style-name="N2" text:time-value="14:53:35.7810899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0:54:33.529514090</meta:creation-date>
    <meta:generator>LibreOffice/7.0.6.2$Linux_X86_64 LibreOffice_project/00$Build-2</meta:generator>
    <dc:date>2022-08-27T15:06:12.370028525</dc:date>
    <meta:editing-duration>PT20M3S</meta:editing-duration>
    <meta:editing-cycles>3</meta:editing-cycles>
    <meta:document-statistic meta:table-count="1" meta:cell-count="1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58cm" svg:height="18.426cm" xlink:href=".." xlink:type="simple" chart:class="chart:scatter" chart:style-name="ch1">
        <chart:legend chart:legend-position="end" svg:x="30.091cm" svg:y="8.665cm" style:legend-expansion="high" chart:style-name="ch2"/>
        <chart:plot-area chart:style-name="ch3" table:cell-range-address="Tabelle1.A2:Tabelle1.C50 Tabelle1.A1:Tabelle1.B1" chart:data-source-has-labels="both" svg:x="0.655cm" svg:y="0.368cm" svg:width="28.781cm" svg:height="17.69cm">
          <chart:coordinate-region svg:x="1.462cm" svg:y="0.568cm" svg:width="27.602cm" svg:height="16.843cm"/>
          <chart:axis chart:dimension="x" chart:name="primary-x" chart:style-name="ch4" chartooo:axis-type="auto">
            <chart:categories table:cell-range-address="Tabelle1.B2:Tabelle1.C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50" chart:label-cell-address="Tabelle1.B1:Tabelle1.B1" chart:class="chart:scatter">
            <chart:domain table:cell-range-address="Tabelle1.A2:Tabelle1.A50"/>
            <chart:data-point chart:repeated="49"/>
          </chart:series>
          <chart:series chart:style-name="ch7" chart:values-cell-range-address="Tabelle1.C2:Tabelle1.C50" chart:class="chart:scatte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/h</text:p>
                <draw:g>
                  <svg:desc>Tabelle1.B1:Tabelle1.B1</svg:desc>
                </draw:g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70">
                <text:p>70 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Tabelle1.B2:Tabelle1.C50</svg:desc>
                </draw:g>
              </table:table-cell>
              <table:table-cell office:value-type="float" office:value="0">
                <text:p>0</text:p>
                <draw:g>
                  <svg:desc>Tabelle1.A2:Tabelle1.A50</svg:desc>
                </draw:g>
              </table:table-cell>
              <table:table-cell office:value-type="float" office:value="70">
                <text:p>70</text:p>
                <draw:g>
                  <svg:desc>Tabelle1.B2:Tabelle1.B50</svg:desc>
                </draw:g>
              </table:table-cell>
              <table:table-cell office:value-type="float" office:value="70">
                <text:p>70</text:p>
                <draw:g>
                  <svg:desc>Tabelle1.C2:Tabelle1.C50</svg:desc>
                </draw:g>
              </table:table-cell>
            </table:table-row>
            <table:table-row>
              <table:table-cell office:value-type="float" office:value="75">
                <text:p>75 75.73770491803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  <table:table-cell office:value-type="float" office:value="75.7377049180328">
                <text:p>75.7377049180328</text:p>
              </table:table-cell>
            </table:table-row>
            <table:table-row>
              <table:table-cell office:value-type="float" office:value="80">
                <text:p>80 83.114754098360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.1147540983607">
                <text:p>83.1147540983607</text:p>
              </table:table-cell>
            </table:table-row>
            <table:table-row>
              <table:table-cell office:value-type="float" office:value="85">
                <text:p>85 86.393442622950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86.3934426229508">
                <text:p>86.3934426229508</text:p>
              </table:table-cell>
            </table:table-row>
            <table:table-row>
              <table:table-cell office:value-type="float" office:value="90">
                <text:p>90 90.819672131147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7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90.8196721311476">
                <text:p>90.8196721311476</text:p>
              </table:table-cell>
            </table:table-row>
            <table:table-row>
              <table:table-cell office:value-type="float" office:value="95">
                <text:p>95 95.573770491803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95.5737704918033">
                <text:p>95.5737704918033</text:p>
              </table:table-cell>
            </table:table-row>
            <table:table-row>
              <table:table-cell office:value-type="float" office:value="100">
                <text:p>100 100.81967213114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8">
                <text:p>188</text:p>
              </table:table-cell>
              <table:table-cell office:value-type="float" office:value="100">
                <text:p>100</text:p>
              </table:table-cell>
              <table:table-cell office:value-type="float" office:value="100.819672131148">
                <text:p>100.819672131148</text:p>
              </table:table-cell>
            </table:table-row>
            <table:table-row>
              <table:table-cell office:value-type="float" office:value="105">
                <text:p>105 105.24590163934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5">
                <text:p>215</text:p>
              </table:table-cell>
              <table:table-cell office:value-type="float" office:value="105">
                <text:p>105</text:p>
              </table:table-cell>
              <table:table-cell office:value-type="float" office:value="105.245901639344">
                <text:p>105.245901639344</text:p>
              </table:table-cell>
            </table:table-row>
            <table:table-row>
              <table:table-cell office:value-type="float" office:value="110">
                <text:p>110 111.8032786885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5">
                <text:p>255</text:p>
              </table:table-cell>
              <table:table-cell office:value-type="float" office:value="110">
                <text:p>110</text:p>
              </table:table-cell>
              <table:table-cell office:value-type="float" office:value="111.803278688525">
                <text:p>111.803278688525</text:p>
              </table:table-cell>
            </table:table-row>
            <table:table-row>
              <table:table-cell office:value-type="float" office:value="115">
                <text:p>115 117.54098360655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90">
                <text:p>290</text:p>
              </table:table-cell>
              <table:table-cell office:value-type="float" office:value="115">
                <text:p>115</text:p>
              </table:table-cell>
              <table:table-cell office:value-type="float" office:value="117.540983606557">
                <text:p>117.540983606557</text:p>
              </table:table-cell>
            </table:table-row>
            <table:table-row>
              <table:table-cell office:value-type="float" office:value="120">
                <text:p>120 122.45901639344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  <table:table-cell office:value-type="float" office:value="122.459016393443">
                <text:p>122.459016393443</text:p>
              </table:table-cell>
            </table:table-row>
            <table:table-row>
              <table:table-cell office:value-type="float" office:value="125">
                <text:p>125 127.3770491803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0">
                <text:p>350</text:p>
              </table:table-cell>
              <table:table-cell office:value-type="float" office:value="125">
                <text:p>125</text:p>
              </table:table-cell>
              <table:table-cell office:value-type="float" office:value="127.377049180328">
                <text:p>127.377049180328</text:p>
              </table:table-cell>
            </table:table-row>
            <table:table-row>
              <table:table-cell office:value-type="float" office:value="130">
                <text:p>130 132.29508196721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80">
                <text:p>380</text:p>
              </table:table-cell>
              <table:table-cell office:value-type="float" office:value="130">
                <text:p>130</text:p>
              </table:table-cell>
              <table:table-cell office:value-type="float" office:value="132.295081967213">
                <text:p>132.295081967213</text:p>
              </table:table-cell>
            </table:table-row>
            <table:table-row>
              <table:table-cell office:value-type="float" office:value="135">
                <text:p>135 138.85245901639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20">
                <text:p>420</text:p>
              </table:table-cell>
              <table:table-cell office:value-type="float" office:value="135">
                <text:p>135</text:p>
              </table:table-cell>
              <table:table-cell office:value-type="float" office:value="138.852459016393">
                <text:p>138.852459016393</text:p>
              </table:table-cell>
            </table:table-row>
            <table:table-row>
              <table:table-cell office:value-type="float" office:value="140">
                <text:p>140 149.50819672131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85">
                <text:p>485</text:p>
              </table:table-cell>
              <table:table-cell office:value-type="float" office:value="140">
                <text:p>140</text:p>
              </table:table-cell>
              <table:table-cell office:value-type="float" office:value="149.508196721311">
                <text:p>149.508196721311</text:p>
              </table:table-cell>
            </table:table-row>
            <table:table-row>
              <table:table-cell office:value-type="float" office:value="145">
                <text:p>145 154.42622950819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5">
                <text:p>515</text:p>
              </table:table-cell>
              <table:table-cell office:value-type="float" office:value="145">
                <text:p>145</text:p>
              </table:table-cell>
              <table:table-cell office:value-type="float" office:value="154.426229508197">
                <text:p>154.426229508197</text:p>
              </table:table-cell>
            </table:table-row>
            <table:table-row>
              <table:table-cell office:value-type="float" office:value="150">
                <text:p>150 161.80327868852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60">
                <text:p>560</text:p>
              </table:table-cell>
              <table:table-cell office:value-type="float" office:value="150">
                <text:p>150</text:p>
              </table:table-cell>
              <table:table-cell office:value-type="float" office:value="161.803278688525">
                <text:p>161.803278688525</text:p>
              </table:table-cell>
            </table:table-row>
            <table:table-row>
              <table:table-cell office:value-type="float" office:value="155">
                <text:p>155 165.0819672131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80">
                <text:p>580</text:p>
              </table:table-cell>
              <table:table-cell office:value-type="float" office:value="155">
                <text:p>155</text:p>
              </table:table-cell>
              <table:table-cell office:value-type="float" office:value="165.081967213115">
                <text:p>165.081967213115</text:p>
              </table:table-cell>
            </table:table-row>
            <table:table-row>
              <table:table-cell office:value-type="float" office:value="160">
                <text:p>160 169.18032786885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05">
                <text:p>605</text:p>
              </table:table-cell>
              <table:table-cell office:value-type="float" office:value="160">
                <text:p>160</text:p>
              </table:table-cell>
              <table:table-cell office:value-type="float" office:value="169.180327868852">
                <text:p>169.180327868852</text:p>
              </table:table-cell>
            </table:table-row>
            <table:table-row>
              <table:table-cell office:value-type="float" office:value="165">
                <text:p>165 173.2786885245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30">
                <text:p>630</text:p>
              </table:table-cell>
              <table:table-cell office:value-type="float" office:value="165">
                <text:p>165</text:p>
              </table:table-cell>
              <table:table-cell office:value-type="float" office:value="173.27868852459">
                <text:p>173.27868852459</text:p>
              </table:table-cell>
            </table:table-row>
            <table:table-row>
              <table:table-cell office:value-type="float" office:value="170">
                <text:p>170 178.19672131147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60">
                <text:p>660</text:p>
              </table:table-cell>
              <table:table-cell office:value-type="float" office:value="170">
                <text:p>170</text:p>
              </table:table-cell>
              <table:table-cell office:value-type="float" office:value="178.196721311475">
                <text:p>178.196721311475</text:p>
              </table:table-cell>
            </table:table-row>
            <table:table-row>
              <table:table-cell office:value-type="float" office:value="175">
                <text:p>175 180.6557377049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75">
                <text:p>675</text:p>
              </table:table-cell>
              <table:table-cell office:value-type="float" office:value="175">
                <text:p>175</text:p>
              </table:table-cell>
              <table:table-cell office:value-type="float" office:value="180.655737704918">
                <text:p>180.655737704918</text:p>
              </table:table-cell>
            </table:table-row>
            <table:table-row>
              <table:table-cell office:value-type="float" office:value="180">
                <text:p>180 183.93442622950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95">
                <text:p>695</text:p>
              </table:table-cell>
              <table:table-cell office:value-type="float" office:value="180">
                <text:p>180</text:p>
              </table:table-cell>
              <table:table-cell office:value-type="float" office:value="183.934426229508">
                <text:p>183.934426229508</text:p>
              </table:table-cell>
            </table:table-row>
            <table:table-row>
              <table:table-cell office:value-type="float" office:value="185">
                <text:p>185 188.03278688524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20">
                <text:p>720</text:p>
              </table:table-cell>
              <table:table-cell office:value-type="float" office:value="185">
                <text:p>185</text:p>
              </table:table-cell>
              <table:table-cell office:value-type="float" office:value="188.032786885246">
                <text:p>188.032786885246</text:p>
              </table:table-cell>
            </table:table-row>
            <table:table-row>
              <table:table-cell office:value-type="float" office:value="190">
                <text:p>190 192.13114754098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45">
                <text:p>745</text:p>
              </table:table-cell>
              <table:table-cell office:value-type="float" office:value="190">
                <text:p>190</text:p>
              </table:table-cell>
              <table:table-cell office:value-type="float" office:value="192.131147540984">
                <text:p>192.131147540984</text:p>
              </table:table-cell>
            </table:table-row>
            <table:table-row>
              <table:table-cell office:value-type="float" office:value="195">
                <text:p>195 197.04918032786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5">
                <text:p>775</text:p>
              </table:table-cell>
              <table:table-cell office:value-type="float" office:value="195">
                <text:p>195</text:p>
              </table:table-cell>
              <table:table-cell office:value-type="float" office:value="197.049180327869">
                <text:p>197.049180327869</text:p>
              </table:table-cell>
            </table:table-row>
            <table:table-row>
              <table:table-cell office:value-type="float" office:value="200">
                <text:p>200 202.78688524590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10">
                <text:p>810</text:p>
              </table:table-cell>
              <table:table-cell office:value-type="float" office:value="200">
                <text:p>200</text:p>
              </table:table-cell>
              <table:table-cell office:value-type="float" office:value="202.786885245902">
                <text:p>202.786885245902</text:p>
              </table:table-cell>
            </table:table-row>
            <table:table-row>
              <table:table-cell office:value-type="float" office:value="205">
                <text:p>205 207.70491803278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40">
                <text:p>840</text:p>
              </table:table-cell>
              <table:table-cell office:value-type="float" office:value="205">
                <text:p>205</text:p>
              </table:table-cell>
              <table:table-cell office:value-type="float" office:value="207.704918032787">
                <text:p>207.704918032787</text:p>
              </table:table-cell>
            </table:table-row>
            <table:table-row>
              <table:table-cell office:value-type="float" office:value="210">
                <text:p>210 210.98360655737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60">
                <text:p>860</text:p>
              </table:table-cell>
              <table:table-cell office:value-type="float" office:value="210">
                <text:p>210</text:p>
              </table:table-cell>
              <table:table-cell office:value-type="float" office:value="210.983606557377">
                <text:p>210.983606557377</text:p>
              </table:table-cell>
            </table:table-row>
            <table:table-row>
              <table:table-cell office:value-type="float" office:value="215">
                <text:p>215 215.0819672131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85">
                <text:p>885</text:p>
              </table:table-cell>
              <table:table-cell office:value-type="float" office:value="215">
                <text:p>215</text:p>
              </table:table-cell>
              <table:table-cell office:value-type="float" office:value="215.081967213115">
                <text:p>215.081967213115</text:p>
              </table:table-cell>
            </table:table-row>
            <table:table-row>
              <table:table-cell office:value-type="float" office:value="220">
                <text:p>220 2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5">
                <text:p>915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25">
                <text:p>225 224.09836065573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40">
                <text:p>940</text:p>
              </table:table-cell>
              <table:table-cell office:value-type="float" office:value="225">
                <text:p>225</text:p>
              </table:table-cell>
              <table:table-cell office:value-type="float" office:value="224.098360655738">
                <text:p>224.098360655738</text:p>
              </table:table-cell>
            </table:table-row>
            <table:table-row>
              <table:table-cell office:value-type="float" office:value="230">
                <text:p>230 226.557377049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55">
                <text:p>955</text:p>
              </table:table-cell>
              <table:table-cell office:value-type="float" office:value="230">
                <text:p>230</text:p>
              </table:table-cell>
              <table:table-cell office:value-type="float" office:value="226.55737704918">
                <text:p>226.55737704918</text:p>
              </table:table-cell>
            </table:table-row>
            <table:table-row>
              <table:table-cell office:value-type="float" office:value="235">
                <text:p>235 229.83606557377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75">
                <text:p>975</text:p>
              </table:table-cell>
              <table:table-cell office:value-type="float" office:value="235">
                <text:p>235</text:p>
              </table:table-cell>
              <table:table-cell office:value-type="float" office:value="229.83606557377">
                <text:p>229.83606557377</text:p>
              </table:table-cell>
            </table:table-row>
            <table:table-row>
              <table:table-cell office:value-type="float" office:value="240">
                <text:p>240 234.7540983606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05">
                <text:p>1005</text:p>
              </table:table-cell>
              <table:table-cell office:value-type="float" office:value="240">
                <text:p>240</text:p>
              </table:table-cell>
              <table:table-cell office:value-type="float" office:value="234.754098360656">
                <text:p>234.754098360656</text:p>
              </table:table-cell>
            </table:table-row>
            <table:table-row>
              <table:table-cell office:value-type="float" office:value="245">
                <text:p>245 239.67213114754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35">
                <text:p>1035</text:p>
              </table:table-cell>
              <table:table-cell office:value-type="float" office:value="245">
                <text:p>245</text:p>
              </table:table-cell>
              <table:table-cell office:value-type="float" office:value="239.672131147541">
                <text:p>239.672131147541</text:p>
              </table:table-cell>
            </table:table-row>
            <table:table-row>
              <table:table-cell office:value-type="float" office:value="250">
                <text:p>250 246.2295081967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75">
                <text:p>1075</text:p>
              </table:table-cell>
              <table:table-cell office:value-type="float" office:value="250">
                <text:p>250</text:p>
              </table:table-cell>
              <table:table-cell office:value-type="float" office:value="246.229508196721">
                <text:p>246.229508196721</text:p>
              </table:table-cell>
            </table:table-row>
            <table:table-row>
              <table:table-cell office:value-type="float" office:value="255">
                <text:p>255 250.327868852459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00">
                <text:p>1100</text:p>
              </table:table-cell>
              <table:table-cell office:value-type="float" office:value="255">
                <text:p>255</text:p>
              </table:table-cell>
              <table:table-cell office:value-type="float" office:value="250.327868852459">
                <text:p>250.327868852459</text:p>
              </table:table-cell>
            </table:table-row>
            <table:table-row>
              <table:table-cell office:value-type="float" office:value="260">
                <text:p>260 255.24590163934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30">
                <text:p>1130</text:p>
              </table:table-cell>
              <table:table-cell office:value-type="float" office:value="260">
                <text:p>260</text:p>
              </table:table-cell>
              <table:table-cell office:value-type="float" office:value="255.245901639344">
                <text:p>255.245901639344</text:p>
              </table:table-cell>
            </table:table-row>
            <table:table-row>
              <table:table-cell office:value-type="float" office:value="265">
                <text:p>265 260.1639344262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60">
                <text:p>1160</text:p>
              </table:table-cell>
              <table:table-cell office:value-type="float" office:value="265">
                <text:p>265</text:p>
              </table:table-cell>
              <table:table-cell office:value-type="float" office:value="260.16393442623">
                <text:p>260.16393442623</text:p>
              </table:table-cell>
            </table:table-row>
            <table:table-row>
              <table:table-cell office:value-type="float" office:value="270">
                <text:p>270 265.08196721311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190">
                <text:p>1190</text:p>
              </table:table-cell>
              <table:table-cell office:value-type="float" office:value="270">
                <text:p>270</text:p>
              </table:table-cell>
              <table:table-cell office:value-type="float" office:value="265.081967213115">
                <text:p>265.081967213115</text:p>
              </table:table-cell>
            </table:table-row>
            <table:table-row>
              <table:table-cell office:value-type="float" office:value="275">
                <text:p>275 2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20">
                <text:p>1220</text:p>
              </table:table-cell>
              <table:table-cell office:value-type="float" office:value="275">
                <text:p>2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80">
                <text:p>280 276.5573770491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60">
                <text:p>1260</text:p>
              </table:table-cell>
              <table:table-cell office:value-type="float" office:value="280">
                <text:p>280</text:p>
              </table:table-cell>
              <table:table-cell office:value-type="float" office:value="276.55737704918">
                <text:p>276.55737704918</text:p>
              </table:table-cell>
            </table:table-row>
            <table:table-row>
              <table:table-cell office:value-type="float" office:value="285">
                <text:p>285 281.47540983606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0">
                <text:p>1290</text:p>
              </table:table-cell>
              <table:table-cell office:value-type="float" office:value="285">
                <text:p>285</text:p>
              </table:table-cell>
              <table:table-cell office:value-type="float" office:value="281.475409836066">
                <text:p>281.475409836066</text:p>
              </table:table-cell>
            </table:table-row>
            <table:table-row>
              <table:table-cell office:value-type="float" office:value="290">
                <text:p>290 286.39344262295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20">
                <text:p>1320</text:p>
              </table:table-cell>
              <table:table-cell office:value-type="float" office:value="290">
                <text:p>290</text:p>
              </table:table-cell>
              <table:table-cell office:value-type="float" office:value="286.393442622951">
                <text:p>286.393442622951</text:p>
              </table:table-cell>
            </table:table-row>
            <table:table-row>
              <table:table-cell office:value-type="float" office:value="295">
                <text:p>295 291.31147540983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50">
                <text:p>1350</text:p>
              </table:table-cell>
              <table:table-cell office:value-type="float" office:value="295">
                <text:p>295</text:p>
              </table:table-cell>
              <table:table-cell office:value-type="float" office:value="291.311475409836">
                <text:p>291.311475409836</text:p>
              </table:table-cell>
            </table:table-row>
            <table:table-row>
              <table:table-cell office:value-type="float" office:value="300">
                <text:p>300 296.22950819672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80">
                <text:p>1380</text:p>
              </table:table-cell>
              <table:table-cell office:value-type="float" office:value="300">
                <text:p>300</text:p>
              </table:table-cell>
              <table:table-cell office:value-type="float" office:value="296.229508196721">
                <text:p>296.229508196721</text:p>
              </table:table-cell>
            </table:table-row>
            <table:table-row>
              <table:table-cell office:value-type="float" office:value="305">
                <text:p>305 301.14754098360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10">
                <text:p>1410</text:p>
              </table:table-cell>
              <table:table-cell office:value-type="float" office:value="305">
                <text:p>305</text:p>
              </table:table-cell>
              <table:table-cell office:value-type="float" office:value="301.147540983606">
                <text:p>301.147540983606</text:p>
              </table:table-cell>
            </table:table-row>
            <table:table-row>
              <table:table-cell office:value-type="float" office:value="310">
                <text:p>310 306.06557377049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440">
                <text:p>1440</text:p>
              </table:table-cell>
              <table:table-cell office:value-type="float" office:value="310">
                <text:p>310</text:p>
              </table:table-cell>
              <table:table-cell office:value-type="float" office:value="306.065573770492">
                <text:p>306.065573770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